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45cm"/>
    </style:style>
    <style:style style:name="co2" style:family="table-column">
      <style:table-column-properties fo:break-before="auto" style:column-width="8.76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ard_nr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aantal uur</text:p>
          </table:table-cell>
          <table:table-cell office:value-type="string" table:style-name="ce1">
            <text:p>week1</text:p>
          </table:table-cell>
          <table:table-cell office:value-type="string" table:style-name="ce1">
            <text:p>week2</text:p>
          </table:table-cell>
          <table:table-cell office:value-type="string" table:style-name="ce1">
            <text:p>week3</text:p>
          </table:table-cell>
          <table:table-cell office:value-type="string" table:style-name="ce1">
            <text:p>tijd/uur</text:p>
          </table:table-cell>
          <table:table-cell office:value-type="string" table:style-name="ce1">
            <text:p>week1</text:p>
          </table:table-cell>
          <table:table-cell office:value-type="string" table:style-name="ce1">
            <text:p>week2</text:p>
          </table:table-cell>
          <table:table-cell office:value-type="string" table:style-name="ce1">
            <text:p>week3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ill of materials</text:p>
          </table:table-cell>
          <table:table-cell office:value-type="string" table:style-name="ce1">
            <text:p>week1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IF([.C2]=[.$E$1];[.A2])" table:style-name="ce1">
            <text:p>1</text:p>
          </table:table-cell>
          <table:table-cell office:value-type="float" office:value="10" table:formula="of:=IF([.C11]=[.$F$1];[.A11])" table:style-name="ce1">
            <text:p>10</text:p>
          </table:table-cell>
          <table:table-cell office:value-type="float" office:value="20" table:formula="of:=IF([.C21]=[.$G$1];[.A21])" table:style-name="ce1">
            <text:p>20</text:p>
          </table:table-cell>
          <table:table-cell table:style-name="ce1"/>
          <table:table-cell office:value-type="float" office:value="3" table:formula="of:=IF([.C2]=[.$I$1];[.D2])" table:style-name="ce1">
            <text:p>3</text:p>
          </table:table-cell>
          <table:table-cell office:value-type="boolean" office:boolean-value="false" table:formula="of:=IF([.C2]=[.$J$1];[.D2])" table:style-name="ce1">
            <text:p>ONWAAR</text:p>
          </table:table-cell>
          <table:table-cell office:value-type="boolean" office:boolean-value="false" table:formula="of:=IF([.C2]=[.$K$1];[.D2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totype website</text:p>
          </table:table-cell>
          <table:table-cell office:value-type="string" table:style-name="ce1">
            <text:p>week1</text:p>
          </table:table-cell>
          <table:table-cell office:value-type="float" office:value="5" table:style-name="ce1">
            <text:p>5</text:p>
          </table:table-cell>
          <table:table-cell office:value-type="float" office:value="2" table:formula="of:=IF([.C3]=[.$E$1];[.A3])" table:style-name="ce1">
            <text:p>2</text:p>
          </table:table-cell>
          <table:table-cell office:value-type="float" office:value="12" table:formula="of:=IF([.C13]=[.$F$1];[.A13])" table:style-name="ce1">
            <text:p>12</text:p>
          </table:table-cell>
          <table:table-cell office:value-type="float" office:value="28" table:formula="of:=IF([.C29]=[.$G$1];[.A29])" table:style-name="ce1">
            <text:p>28</text:p>
          </table:table-cell>
          <table:table-cell table:style-name="ce1"/>
          <table:table-cell office:value-type="float" office:value="5" table:formula="of:=IF([.C3]=[.$I$1];[.D3])" table:style-name="ce1">
            <text:p>5</text:p>
          </table:table-cell>
          <table:table-cell office:value-type="boolean" office:boolean-value="false" table:formula="of:=IF([.C3]=[.$J$1];[.D3])" table:style-name="ce1">
            <text:p>ONWAAR</text:p>
          </table:table-cell>
          <table:table-cell office:value-type="boolean" office:boolean-value="false" table:formula="of:=IF([.C3]=[.$K$1];[.D3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esentatie introductieweek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office:value-type="float" office:value="3" table:formula="of:=IF([.C4]=[.$E$1];[.A4])" table:style-name="ce1">
            <text:p>3</text:p>
          </table:table-cell>
          <table:table-cell office:value-type="float" office:value="15" table:formula="of:=IF([.C16]=[.$F$1];[.A16])" table:style-name="ce1">
            <text:p>15</text:p>
          </table:table-cell>
          <table:table-cell office:value-type="float" office:value="34" table:formula="of:=IF([.C35]=[.$G$1];[.A35])" table:style-name="ce1">
            <text:p>34</text:p>
          </table:table-cell>
          <table:table-cell table:style-name="ce1"/>
          <table:table-cell office:value-type="float" office:value="2" table:formula="of:=IF([.C4]=[.$I$1];[.D4])" table:style-name="ce1">
            <text:p>2</text:p>
          </table:table-cell>
          <table:table-cell office:value-type="boolean" office:boolean-value="false" table:formula="of:=IF([.C4]=[.$J$1];[.D4])" table:style-name="ce1">
            <text:p>ONWAAR</text:p>
          </table:table-cell>
          <table:table-cell office:value-type="boolean" office:boolean-value="false" table:formula="of:=IF([.C4]=[.$K$1];[.D4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atabase page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IF([.C6]=[.$E$1];[.A6])" table:style-name="ce1">
            <text:p>5</text:p>
          </table:table-cell>
          <table:table-cell office:value-type="float" office:value="17" table:formula="of:=IF([.C18]=[.$F$1];[.A18])" table:style-name="ce1">
            <text:p>17</text:p>
          </table:table-cell>
          <table:table-cell office:value-type="float" office:value="35" table:formula="of:=IF([.C36]=[.$G$1];[.A36])" table:style-name="ce1">
            <text:p>35</text:p>
          </table:table-cell>
          <table:table-cell table:style-name="ce1"/>
          <table:table-cell office:value-type="boolean" office:boolean-value="false" table:formula="of:=IF([.C5]=[.$I$1];[.D5])" table:style-name="ce1">
            <text:p>ONWAAR</text:p>
          </table:table-cell>
          <table:table-cell office:value-type="boolean" office:boolean-value="false" table:formula="of:=IF([.C5]=[.$J$1];[.D5])" table:style-name="ce1">
            <text:p>ONWAAR</text:p>
          </table:table-cell>
          <table:table-cell office:value-type="float" office:value="2" table:formula="of:=IF([.C5]=[.$K$1];[.D5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stellen pi MQTT broker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office:value-type="float" office:value="6" table:formula="of:=IF([.C7]=[.$E$1];[.A7])" table:style-name="ce1">
            <text:p>6</text:p>
          </table:table-cell>
          <table:table-cell office:value-type="float" office:value="19" table:formula="of:=IF([.C20]=[.$F$1];[.A20])" table:style-name="ce1">
            <text:p>19</text:p>
          </table:table-cell>
          <table:table-cell office:value-type="float" office:value="39" table:formula="of:=IF([.C40]=[.$G$1];[.A40])" table:style-name="ce1">
            <text:p>39</text:p>
          </table:table-cell>
          <table:table-cell table:style-name="ce1"/>
          <table:table-cell office:value-type="float" office:value="2" table:formula="of:=IF([.C6]=[.$I$1];[.D6])" table:style-name="ce1">
            <text:p>2</text:p>
          </table:table-cell>
          <table:table-cell office:value-type="boolean" office:boolean-value="false" table:formula="of:=IF([.C6]=[.$J$1];[.D6])" table:style-name="ce1">
            <text:p>ONWAAR</text:p>
          </table:table-cell>
          <table:table-cell office:value-type="boolean" office:boolean-value="false" table:formula="of:=IF([.C6]=[.$K$1];[.D6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iktEm maken electronica</text:p>
          </table:table-cell>
          <table:table-cell office:value-type="string" table:style-name="ce1">
            <text:p>week1</text:p>
          </table:table-cell>
          <table:table-cell office:value-type="float" office:value="8" table:style-name="ce1">
            <text:p>8</text:p>
          </table:table-cell>
          <table:table-cell office:value-type="float" office:value="7" table:formula="of:=IF([.C8]=[.$E$1];[.A8])" table:style-name="ce1">
            <text:p>7</text:p>
          </table:table-cell>
          <table:table-cell office:value-type="float" office:value="21" table:formula="of:=IF([.C22]=[.$F$1];[.A22])" table:style-name="ce1">
            <text:p>21</text:p>
          </table:table-cell>
          <table:table-cell office:value-type="float" office:value="42" table:formula="of:=IF([.C43]=[.$G$1];[.A43])" table:style-name="ce1">
            <text:p>42</text:p>
          </table:table-cell>
          <table:table-cell table:style-name="ce1"/>
          <table:table-cell office:value-type="float" office:value="8" table:formula="of:=IF([.C7]=[.$I$1];[.D7])" table:style-name="ce1">
            <text:p>8</text:p>
          </table:table-cell>
          <table:table-cell office:value-type="boolean" office:boolean-value="false" table:formula="of:=IF([.C7]=[.$J$1];[.D7])" table:style-name="ce1">
            <text:p>ONWAAR</text:p>
          </table:table-cell>
          <table:table-cell office:value-type="boolean" office:boolean-value="false" table:formula="of:=IF([.C7]=[.$K$1];[.D7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peed run</text:p>
          </table:table-cell>
          <table:table-cell office:value-type="string" table:style-name="ce1">
            <text:p>week1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IF([.C9]=[.$E$1];[.A9])" table:style-name="ce1">
            <text:p>8</text:p>
          </table:table-cell>
          <table:table-cell office:value-type="float" office:value="22" table:formula="of:=IF([.C23]=[.$F$1];[.A23])" table:style-name="ce1">
            <text:p>22</text:p>
          </table:table-cell>
          <table:table-cell office:value-type="float" office:value="43" table:formula="of:=IF([.C44]=[.$G$1];[.A44])" table:style-name="ce1">
            <text:p>43</text:p>
          </table:table-cell>
          <table:table-cell table:style-name="ce1"/>
          <table:table-cell office:value-type="float" office:value="1" table:formula="of:=IF([.C8]=[.$I$1];[.D8])" table:style-name="ce1">
            <text:p>1</text:p>
          </table:table-cell>
          <table:table-cell office:value-type="boolean" office:boolean-value="false" table:formula="of:=IF([.C8]=[.$J$1];[.D8])" table:style-name="ce1">
            <text:p>ONWAAR</text:p>
          </table:table-cell>
          <table:table-cell office:value-type="boolean" office:boolean-value="false" table:formula="of:=IF([.C8]=[.$K$1];[.D8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ardware vinden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office:value-type="float" office:value="9" table:formula="of:=IF([.C10]=[.$E$1];[.A10])" table:style-name="ce1">
            <text:p>9</text:p>
          </table:table-cell>
          <table:table-cell office:value-type="float" office:value="23" table:formula="of:=IF([.C24]=[.$F$1];[.A24])" table:style-name="ce1">
            <text:p>23</text:p>
          </table:table-cell>
          <table:table-cell office:value-type="float" office:value="44" table:formula="of:=IF([.C45]=[.$G$1];[.A45])" table:style-name="ce1">
            <text:p>44</text:p>
          </table:table-cell>
          <table:table-cell table:style-name="ce1"/>
          <table:table-cell office:value-type="float" office:value="2" table:formula="of:=IF([.C9]=[.$I$1];[.D9])" table:style-name="ce1">
            <text:p>2</text:p>
          </table:table-cell>
          <table:table-cell office:value-type="boolean" office:boolean-value="false" table:formula="of:=IF([.C9]=[.$J$1];[.D9])" table:style-name="ce1">
            <text:p>ONWAAR</text:p>
          </table:table-cell>
          <table:table-cell office:value-type="boolean" office:boolean-value="false" table:formula="of:=IF([.C9]=[.$K$1];[.D9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lokschema</text:p>
          </table:table-cell>
          <table:table-cell office:value-type="string" table:style-name="ce1">
            <text:p>week1</text:p>
          </table:table-cell>
          <table:table-cell office:value-type="float" office:value="1" table:style-name="ce1">
            <text:p>1</text:p>
          </table:table-cell>
          <table:table-cell office:value-type="float" office:value="11" table:formula="of:=IF([.C12]=[.$E$1];[.A12])" table:style-name="ce1">
            <text:p>11</text:p>
          </table:table-cell>
          <table:table-cell office:value-type="float" office:value="24" table:formula="of:=IF([.C25]=[.$F$1];[.A25])" table:style-name="ce1">
            <text:p>24</text:p>
          </table:table-cell>
          <table:table-cell office:value-type="float" office:value="45" table:formula="of:=IF([.C46]=[.$G$1];[.A46])" table:style-name="ce1">
            <text:p>45</text:p>
          </table:table-cell>
          <table:table-cell table:style-name="ce1"/>
          <table:table-cell office:value-type="float" office:value="1" table:formula="of:=IF([.C10]=[.$I$1];[.D10])" table:style-name="ce1">
            <text:p>1</text:p>
          </table:table-cell>
          <table:table-cell office:value-type="boolean" office:boolean-value="false" table:formula="of:=IF([.C10]=[.$J$1];[.D10])" table:style-name="ce1">
            <text:p>ONWAAR</text:p>
          </table:table-cell>
          <table:table-cell office:value-type="boolean" office:boolean-value="false" table:formula="of:=IF([.C10]=[.$K$1];[.D10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imon says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office:value-type="float" office:value="13" table:formula="of:=IF([.C14]=[.$E$1];[.A14])" table:style-name="ce1">
            <text:p>13</text:p>
          </table:table-cell>
          <table:table-cell office:value-type="float" office:value="25" table:formula="of:=IF([.C26]=[.$F$1];[.A26])" table:style-name="ce1">
            <text:p>25</text:p>
          </table:table-cell>
          <table:table-cell office:value-type="float" office:value="48" table:formula="of:=IF([.C49]=[.$G$1];[.A49])" table:style-name="ce1">
            <text:p>48</text:p>
          </table:table-cell>
          <table:table-cell table:style-name="ce1"/>
          <table:table-cell office:value-type="boolean" office:boolean-value="false" table:formula="of:=IF([.C11]=[.$I$1];[.D11])" table:style-name="ce1">
            <text:p>ONWAAR</text:p>
          </table:table-cell>
          <table:table-cell office:value-type="float" office:value="2" table:formula="of:=IF([.C11]=[.$J$1];[.D11])" table:style-name="ce1">
            <text:p>2</text:p>
          </table:table-cell>
          <table:table-cell office:value-type="boolean" office:boolean-value="false" table:formula="of:=IF([.C11]=[.$K$1];[.D11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iktEm Testen op BreadBoard</text:p>
          </table:table-cell>
          <table:table-cell office:value-type="string" table:style-name="ce1">
            <text:p>week1</text:p>
          </table:table-cell>
          <table:table-cell office:value-type="float" office:value="1" table:style-name="ce1">
            <text:p>1</text:p>
          </table:table-cell>
          <table:table-cell office:value-type="float" office:value="14" table:formula="of:=IF([.C15]=[.$E$1];[.A15])" table:style-name="ce1">
            <text:p>14</text:p>
          </table:table-cell>
          <table:table-cell office:value-type="float" office:value="26" table:formula="of:=IF([.C27]=[.$F$1];[.A27])" table:style-name="ce1">
            <text:p>26</text:p>
          </table:table-cell>
          <table:table-cell office:value-type="float" office:value="49" table:formula="of:=IF([.C50]=[.$G$1];[.A50])" table:style-name="ce1">
            <text:p>49</text:p>
          </table:table-cell>
          <table:table-cell table:style-name="ce1"/>
          <table:table-cell office:value-type="float" office:value="1" table:formula="of:=IF([.C12]=[.$I$1];[.D12])" table:style-name="ce1">
            <text:p>1</text:p>
          </table:table-cell>
          <table:table-cell office:value-type="boolean" office:boolean-value="false" table:formula="of:=IF([.C12]=[.$J$1];[.D12])" table:style-name="ce1">
            <text:p>ONWAAR</text:p>
          </table:table-cell>
          <table:table-cell office:value-type="boolean" office:boolean-value="false" table:formula="of:=IF([.C12]=[.$K$1];[.D12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user testing toevoegen in functionele analyse (08/01)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office:value-type="float" office:value="16" table:formula="of:=IF([.C17]=[.$E$1];[.A17])" table:style-name="ce1">
            <text:p>16</text:p>
          </table:table-cell>
          <table:table-cell office:value-type="float" office:value="27" table:formula="of:=IF([.C28]=[.$F$1];[.A28])" table:style-name="ce1">
            <text:p>27</text:p>
          </table:table-cell>
          <table:table-cell office:value-type="float" office:value="50" table:formula="of:=IF([.C51]=[.$G$1];[.A51])" table:style-name="ce1">
            <text:p>50</text:p>
          </table:table-cell>
          <table:table-cell table:style-name="ce1"/>
          <table:table-cell office:value-type="boolean" office:boolean-value="false" table:formula="of:=IF([.C13]=[.$I$1];[.D13])" table:style-name="ce1">
            <text:p>ONWAAR</text:p>
          </table:table-cell>
          <table:table-cell office:value-type="float" office:value="1" table:formula="of:=IF([.C13]=[.$J$1];[.D13])" table:style-name="ce1">
            <text:p>1</text:p>
          </table:table-cell>
          <table:table-cell office:value-type="boolean" office:boolean-value="false" table:formula="of:=IF([.C13]=[.$K$1];[.D13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QTT- testen van alle devices zowel lezen als schrijven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office:value-type="float" office:value="18" table:formula="of:=IF([.C19]=[.$E$1];[.A19])" table:style-name="ce1">
            <text:p>18</text:p>
          </table:table-cell>
          <table:table-cell office:value-type="float" office:value="29" table:formula="of:=IF([.C30]=[.$F$1];[.A30])" table:style-name="ce1">
            <text:p>29</text:p>
          </table:table-cell>
          <table:table-cell office:value-type="float" office:value="53" table:formula="of:=IF([.C54]=[.$G$1];[.A54])" table:style-name="ce1">
            <text:p>53</text:p>
          </table:table-cell>
          <table:table-cell table:style-name="ce1"/>
          <table:table-cell office:value-type="float" office:value="2" table:formula="of:=IF([.C14]=[.$I$1];[.D14])" table:style-name="ce1">
            <text:p>2</text:p>
          </table:table-cell>
          <table:table-cell office:value-type="boolean" office:boolean-value="false" table:formula="of:=IF([.C14]=[.$J$1];[.D14])" table:style-name="ce1">
            <text:p>ONWAAR</text:p>
          </table:table-cell>
          <table:table-cell office:value-type="boolean" office:boolean-value="false" table:formula="of:=IF([.C14]=[.$K$1];[.D14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ebserver op pi</text:p>
          </table:table-cell>
          <table:table-cell office:value-type="string" table:style-name="ce1">
            <text:p>week1</text:p>
          </table:table-cell>
          <table:table-cell office:value-type="float" office:value="1" table:style-name="ce1">
            <text:p>1</text:p>
          </table:table-cell>
          <table:table-cell office:value-type="float" office:value="30" table:formula="of:=IF([.C31]=[.$E$1];[.A31])" table:style-name="ce1">
            <text:p>30</text:p>
          </table:table-cell>
          <table:table-cell office:value-type="float" office:value="31" table:formula="of:=IF([.C32]=[.$F$1];[.A32])" table:style-name="ce1">
            <text:p>31</text:p>
          </table:table-cell>
          <table:table-cell office:value-type="float" office:value="55" table:formula="of:=IF([.C56]=[.$G$1];[.A56])" table:style-name="ce1">
            <text:p>55</text:p>
          </table:table-cell>
          <table:table-cell table:style-name="ce1"/>
          <table:table-cell office:value-type="float" office:value="1" table:formula="of:=IF([.C15]=[.$I$1];[.D15])" table:style-name="ce1">
            <text:p>1</text:p>
          </table:table-cell>
          <table:table-cell office:value-type="boolean" office:boolean-value="false" table:formula="of:=IF([.C15]=[.$J$1];[.D15])" table:style-name="ce1">
            <text:p>ONWAAR</text:p>
          </table:table-cell>
          <table:table-cell office:value-type="boolean" office:boolean-value="false" table:formula="of:=IF([.C15]=[.$K$1];[.D15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signdocument beginnen prototype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office:value-type="float" office:value="32" table:formula="of:=IF([.C33]=[.$E$1];[.A33])" table:style-name="ce1">
            <text:p>32</text:p>
          </table:table-cell>
          <table:table-cell office:value-type="float" office:value="33" table:formula="of:=IF([.C34]=[.$F$1];[.A34])" table:style-name="ce1">
            <text:p>33</text:p>
          </table:table-cell>
          <table:table-cell table:number-columns-repeated="2" table:style-name="ce1"/>
          <table:table-cell office:value-type="boolean" office:boolean-value="false" table:formula="of:=IF([.C16]=[.$I$1];[.D16])" table:style-name="ce1">
            <text:p>ONWAAR</text:p>
          </table:table-cell>
          <table:table-cell office:value-type="float" office:value="1" table:formula="of:=IF([.C16]=[.$J$1];[.D16])" table:style-name="ce1">
            <text:p>1</text:p>
          </table:table-cell>
          <table:table-cell office:value-type="boolean" office:boolean-value="false" table:formula="of:=IF([.C16]=[.$K$1];[.D16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ckend mqtt communicatie opzetten</text:p>
          </table:table-cell>
          <table:table-cell office:value-type="string" table:style-name="ce1">
            <text:p>week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6" table:formula="of:=IF([.C37]=[.$F$1];[.A37])" table:style-name="ce1">
            <text:p>36</text:p>
          </table:table-cell>
          <table:table-cell table:number-columns-repeated="2" table:style-name="ce1"/>
          <table:table-cell office:value-type="float" office:value="3" table:formula="of:=IF([.C17]=[.$I$1];[.D17])" table:style-name="ce1">
            <text:p>3</text:p>
          </table:table-cell>
          <table:table-cell office:value-type="boolean" office:boolean-value="false" table:formula="of:=IF([.C17]=[.$J$1];[.D17])" table:style-name="ce1">
            <text:p>ONWAAR</text:p>
          </table:table-cell>
          <table:table-cell office:value-type="boolean" office:boolean-value="false" table:formula="of:=IF([.C17]=[.$K$1];[.D17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lezen game selectie in backend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7" table:formula="of:=IF([.C38]=[.$F$1];[.A38])" table:style-name="ce1">
            <text:p>37</text:p>
          </table:table-cell>
          <table:table-cell table:number-columns-repeated="2" table:style-name="ce1"/>
          <table:table-cell office:value-type="boolean" office:boolean-value="false" table:formula="of:=IF([.C18]=[.$I$1];[.D18])" table:style-name="ce1">
            <text:p>ONWAAR</text:p>
          </table:table-cell>
          <table:table-cell office:value-type="float" office:value="2" table:formula="of:=IF([.C18]=[.$J$1];[.D18])" table:style-name="ce1">
            <text:p>2</text:p>
          </table:table-cell>
          <table:table-cell office:value-type="boolean" office:boolean-value="false" table:formula="of:=IF([.C18]=[.$K$1];[.D18])" table:style-name="ce1">
            <text:p>ONWAAR</text:p>
          </table:table-cell>
          <table:table-cell table:number-columns-repeated="2" table:style-name="ce1"/>
          <table:table-cell office:value-type="string" table:style-name="ce1">
            <text:p>totaal</text:p>
          </table:table-cell>
          <table:table-cell office:value-type="float" office:value="15" table:formula="of:=COUNT([.E2:.E16])" table:style-name="ce1">
            <text:p>15</text:p>
          </table:table-cell>
          <table:table-cell office:value-type="float" office:value="25" table:formula="of:=COUNT([.F2:.F26])" table:style-name="ce1">
            <text:p>25</text:p>
          </table:table-cell>
          <table:table-cell office:value-type="float" office:value="14" table:formula="of:=COUNT([.G2:.G15])" table:style-name="ce1">
            <text:p>14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iktEm's test code programmeren in arduino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8" table:formula="of:=IF([.C39]=[.$F$1];[.A39])" table:style-name="ce1">
            <text:p>38</text:p>
          </table:table-cell>
          <table:table-cell table:number-columns-repeated="2" table:style-name="ce1"/>
          <table:table-cell office:value-type="float" office:value="2" table:formula="of:=IF([.C19]=[.$I$1];[.D19])" table:style-name="ce1">
            <text:p>2</text:p>
          </table:table-cell>
          <table:table-cell office:value-type="boolean" office:boolean-value="false" table:formula="of:=IF([.C19]=[.$J$1];[.D19])" table:style-name="ce1">
            <text:p>ONWAAR</text:p>
          </table:table-cell>
          <table:table-cell office:value-type="boolean" office:boolean-value="false" table:formula="of:=IF([.C19]=[.$K$1];[.D19])" table:style-name="ce1">
            <text:p>ONWAAR</text:p>
          </table:table-cell>
          <table:table-cell table:number-columns-repeated="2" table:style-name="ce1"/>
          <table:table-cell office:value-type="string" table:style-name="ce1">
            <text:p>week1</text:p>
          </table:table-cell>
          <table:table-cell office:value-type="string" table:style-name="ce1">
            <text:p>week2</text:p>
          </table:table-cell>
          <table:table-cell office:value-type="string" table:style-name="ce1">
            <text:p>week3</text:p>
          </table:table-cell>
          <table:table-cell office:value-type="string" table:style-name="ce1">
            <text:p>week4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lows tekenen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formula="of:=IF([.C41]=[.$F$1];[.A41])" table:style-name="ce1">
            <text:p>40</text:p>
          </table:table-cell>
          <table:table-cell table:number-columns-repeated="2" table:style-name="ce1"/>
          <table:table-cell office:value-type="boolean" office:boolean-value="false" table:formula="of:=IF([.C20]=[.$I$1];[.D20])" table:style-name="ce1">
            <text:p>ONWAAR</text:p>
          </table:table-cell>
          <table:table-cell office:value-type="float" office:value="1" table:formula="of:=IF([.C20]=[.$J$1];[.D20])" table:style-name="ce1">
            <text:p>1</text:p>
          </table:table-cell>
          <table:table-cell office:value-type="boolean" office:boolean-value="false" table:formula="of:=IF([.C20]=[.$K$1];[.D20])" table:style-name="ce1">
            <text:p>ONWAAR</text:p>
          </table:table-cell>
          <table:table-cell table:style-name="ce1"/>
          <table:table-cell office:value-type="string" table:style-name="ce1">
            <text:p>werkelijk</text:p>
          </table:table-cell>
          <table:table-cell office:value-type="float" office:value="55" table:formula="of:=[.B57]" table:style-name="ce1">
            <text:p>55</text:p>
          </table:table-cell>
          <table:table-cell office:value-type="float" office:value="40" table:formula="of:=[.N20]-[.O18]" table:style-name="ce1">
            <text:p>40</text:p>
          </table:table-cell>
          <table:table-cell office:value-type="float" office:value="15" table:formula="of:=[.O20]-[.P18]" table:style-name="ce1">
            <text:p>15</text:p>
          </table:table-cell>
          <table:table-cell office:value-type="float" office:value="1" table:formula="of:=[.P20]-[.Q18]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Read in table per game mode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" table:formula="of:=IF([.C42]=[.$F$1];[.A42])" table:style-name="ce1">
            <text:p>41</text:p>
          </table:table-cell>
          <table:table-cell table:number-columns-repeated="2" table:style-name="ce1"/>
          <table:table-cell office:value-type="boolean" office:boolean-value="false" table:formula="of:=IF([.C21]=[.$I$1];[.D21])" table:style-name="ce1">
            <text:p>ONWAAR</text:p>
          </table:table-cell>
          <table:table-cell office:value-type="boolean" office:boolean-value="false" table:formula="of:=IF([.C21]=[.$J$1];[.D21])" table:style-name="ce1">
            <text:p>ONWAAR</text:p>
          </table:table-cell>
          <table:table-cell office:value-type="float" office:value="2" table:formula="of:=IF([.C21]=[.$K$1];[.D21])" table:style-name="ce1">
            <text:p>2</text:p>
          </table:table-cell>
          <table:table-cell table:style-name="ce1"/>
          <table:table-cell office:value-type="string" table:style-name="ce1">
            <text:p>ideaal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unctionele analyse afwerken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6" table:formula="of:=IF([.C47]=[.$F$1];[.A47])" table:style-name="ce1">
            <text:p>46</text:p>
          </table:table-cell>
          <table:table-cell table:number-columns-repeated="2" table:style-name="ce1"/>
          <table:table-cell office:value-type="boolean" office:boolean-value="false" table:formula="of:=IF([.C22]=[.$I$1];[.D22])" table:style-name="ce1">
            <text:p>ONWAAR</text:p>
          </table:table-cell>
          <table:table-cell office:value-type="float" office:value="1" table:formula="of:=IF([.C22]=[.$J$1];[.D22])" table:style-name="ce1">
            <text:p>1</text:p>
          </table:table-cell>
          <table:table-cell office:value-type="boolean" office:boolean-value="false" table:formula="of:=IF([.C22]=[.$K$1];[.D22])" table:style-name="ce1">
            <text:p>ONWAAR</text:p>
          </table:table-cell>
          <table:table-cell table:style-name="ce1">
            <draw:frame draw:z-index="1" draw:id="id0" draw:style-name="a0" draw:name="Grafiek 4" svg:x="0.6652in" svg:y="0.14681in" svg:width="5in" svg:height="2.9411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website omzetten naar versie 2</text:p>
          </table:table-cell>
          <table:table-cell office:value-type="string" table:style-name="ce1">
            <text:p>week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7" table:formula="of:=IF([.C48]=[.$F$1];[.A48])" table:style-name="ce1">
            <text:p>47</text:p>
          </table:table-cell>
          <table:table-cell table:number-columns-repeated="2" table:style-name="ce1"/>
          <table:table-cell office:value-type="boolean" office:boolean-value="false" table:formula="of:=IF([.C23]=[.$I$1];[.D23])" table:style-name="ce1">
            <text:p>ONWAAR</text:p>
          </table:table-cell>
          <table:table-cell office:value-type="float" office:value="15" table:formula="of:=IF([.C23]=[.$J$1];[.D23])" table:style-name="ce1">
            <text:p>15</text:p>
          </table:table-cell>
          <table:table-cell office:value-type="boolean" office:boolean-value="false" table:formula="of:=IF([.C23]=[.$K$1];[.D23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2P evaluatie 2 (10%)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formula="of:=IF([.C52]=[.$F$1];[.A52])" table:style-name="ce1">
            <text:p>51</text:p>
          </table:table-cell>
          <table:table-cell table:number-columns-repeated="2" table:style-name="ce1"/>
          <table:table-cell office:value-type="boolean" office:boolean-value="false" table:formula="of:=IF([.C24]=[.$I$1];[.D24])" table:style-name="ce1">
            <text:p>ONWAAR</text:p>
          </table:table-cell>
          <table:table-cell office:value-type="float" office:value="1" table:formula="of:=IF([.C24]=[.$J$1];[.D24])" table:style-name="ce1">
            <text:p>1</text:p>
          </table:table-cell>
          <table:table-cell office:value-type="boolean" office:boolean-value="false" table:formula="of:=IF([.C24]=[.$K$1];[.D24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3D tekening maken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2" table:formula="of:=IF([.C53]=[.$F$1];[.A53])" table:style-name="ce1">
            <text:p>52</text:p>
          </table:table-cell>
          <table:table-cell table:number-columns-repeated="2" table:style-name="ce1"/>
          <table:table-cell office:value-type="boolean" office:boolean-value="false" table:formula="of:=IF([.C25]=[.$I$1];[.D25])" table:style-name="ce1">
            <text:p>ONWAAR</text:p>
          </table:table-cell>
          <table:table-cell office:value-type="float" office:value="1" table:formula="of:=IF([.C25]=[.$J$1];[.D25])" table:style-name="ce1">
            <text:p>1</text:p>
          </table:table-cell>
          <table:table-cell office:value-type="boolean" office:boolean-value="false" table:formula="of:=IF([.C25]=[.$K$1];[.D25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iktEm's programmeren arduino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4" table:formula="of:=IF([.C55]=[.$F$1];[.A55])" table:style-name="ce1">
            <text:p>54</text:p>
          </table:table-cell>
          <table:table-cell table:number-columns-repeated="2" table:style-name="ce1"/>
          <table:table-cell office:value-type="boolean" office:boolean-value="false" table:formula="of:=IF([.C26]=[.$I$1];[.D26])" table:style-name="ce1">
            <text:p>ONWAAR</text:p>
          </table:table-cell>
          <table:table-cell office:value-type="float" office:value="2" table:formula="of:=IF([.C26]=[.$J$1];[.D26])" table:style-name="ce1">
            <text:p>2</text:p>
          </table:table-cell>
          <table:table-cell office:value-type="boolean" office:boolean-value="false" table:formula="of:=IF([.C26]=[.$K$1];[.D26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ussentijdse presentatie maken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27]=[.$I$1];[.D27])" table:style-name="ce1">
            <text:p>ONWAAR</text:p>
          </table:table-cell>
          <table:table-cell office:value-type="float" office:value="2" table:formula="of:=IF([.C27]=[.$J$1];[.D27])" table:style-name="ce1">
            <text:p>2</text:p>
          </table:table-cell>
          <table:table-cell office:value-type="boolean" office:boolean-value="false" table:formula="of:=IF([.C27]=[.$K$1];[.D27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elektrisch schema v2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28]=[.$I$1];[.D28])" table:style-name="ce1">
            <text:p>ONWAAR</text:p>
          </table:table-cell>
          <table:table-cell office:value-type="float" office:value="1" table:formula="of:=IF([.C28]=[.$J$1];[.D28])" table:style-name="ce1">
            <text:p>1</text:p>
          </table:table-cell>
          <table:table-cell office:value-type="boolean" office:boolean-value="false" table:formula="of:=IF([.C28]=[.$K$1];[.D28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ive game page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29]=[.$I$1];[.D29])" table:style-name="ce1">
            <text:p>ONWAAR</text:p>
          </table:table-cell>
          <table:table-cell office:value-type="boolean" office:boolean-value="false" table:formula="of:=IF([.C29]=[.$J$1];[.D29])" table:style-name="ce1">
            <text:p>ONWAAR</text:p>
          </table:table-cell>
          <table:table-cell office:value-type="float" office:value="2" table:formula="of:=IF([.C29]=[.$K$1];[.D29])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alve bol 3D printen en designen (prototype)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30]=[.$I$1];[.D30])" table:style-name="ce1">
            <text:p>ONWAAR</text:p>
          </table:table-cell>
          <table:table-cell office:value-type="float" office:value="2" table:formula="of:=IF([.C30]=[.$J$1];[.D30])" table:style-name="ce1">
            <text:p>2</text:p>
          </table:table-cell>
          <table:table-cell office:value-type="boolean" office:boolean-value="false" table:formula="of:=IF([.C30]=[.$K$1];[.D30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2P evaluatie 1</text:p>
          </table:table-cell>
          <table:table-cell office:value-type="string" table:style-name="ce1">
            <text:p>week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formula="of:=IF([.C31]=[.$I$1];[.D31])" table:style-name="ce1">
            <text:p>1</text:p>
          </table:table-cell>
          <table:table-cell office:value-type="boolean" office:boolean-value="false" table:formula="of:=IF([.C31]=[.$J$1];[.D31])" table:style-name="ce1">
            <text:p>ONWAAR</text:p>
          </table:table-cell>
          <table:table-cell office:value-type="boolean" office:boolean-value="false" table:formula="of:=IF([.C31]=[.$K$1];[.D31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sign document afgewerkt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32]=[.$I$1];[.D32])" table:style-name="ce1">
            <text:p>ONWAAR</text:p>
          </table:table-cell>
          <table:table-cell office:value-type="float" office:value="1" table:formula="of:=IF([.C32]=[.$J$1];[.D32])" table:style-name="ce1">
            <text:p>1</text:p>
          </table:table-cell>
          <table:table-cell office:value-type="boolean" office:boolean-value="false" table:formula="of:=IF([.C32]=[.$K$1];[.D32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Website designen in xd</text:p>
          </table:table-cell>
          <table:table-cell office:value-type="string" table:style-name="ce1">
            <text:p>week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" table:formula="of:=IF([.C33]=[.$I$1];[.D33])" table:style-name="ce1">
            <text:p>2</text:p>
          </table:table-cell>
          <table:table-cell office:value-type="boolean" office:boolean-value="false" table:formula="of:=IF([.C33]=[.$J$1];[.D33])" table:style-name="ce1">
            <text:p>ONWAAR</text:p>
          </table:table-cell>
          <table:table-cell office:value-type="boolean" office:boolean-value="false" table:formula="of:=IF([.C33]=[.$K$1];[.D33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Tik tak boom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34]=[.$I$1];[.D34])" table:style-name="ce1">
            <text:p>ONWAAR</text:p>
          </table:table-cell>
          <table:table-cell office:value-type="float" office:value="2" table:formula="of:=IF([.C34]=[.$J$1];[.D34])" table:style-name="ce1">
            <text:p>2</text:p>
          </table:table-cell>
          <table:table-cell office:value-type="boolean" office:boolean-value="false" table:formula="of:=IF([.C34]=[.$K$1];[.D34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dd battery animations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35]=[.$I$1];[.D35])" table:style-name="ce1">
            <text:p>ONWAAR</text:p>
          </table:table-cell>
          <table:table-cell office:value-type="boolean" office:boolean-value="false" table:formula="of:=IF([.C35]=[.$J$1];[.D35])" table:style-name="ce1">
            <text:p>ONWAAR</text:p>
          </table:table-cell>
          <table:table-cell office:value-type="float" office:value="1" table:formula="of:=IF([.C35]=[.$K$1];[.D35]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dd input validation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36]=[.$I$1];[.D36])" table:style-name="ce1">
            <text:p>ONWAAR</text:p>
          </table:table-cell>
          <table:table-cell office:value-type="boolean" office:boolean-value="false" table:formula="of:=IF([.C36]=[.$J$1];[.D36])" table:style-name="ce1">
            <text:p>ONWAAR</text:p>
          </table:table-cell>
          <table:table-cell office:value-type="float" office:value="1" table:formula="of:=IF([.C36]=[.$K$1];[.D36]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ocket io requests kunnen inlezen op frontend via javascript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37]=[.$I$1];[.D37])" table:style-name="ce1">
            <text:p>ONWAAR</text:p>
          </table:table-cell>
          <table:table-cell office:value-type="float" office:value="2" table:formula="of:=IF([.C37]=[.$J$1];[.D37])" table:style-name="ce1">
            <text:p>2</text:p>
          </table:table-cell>
          <table:table-cell office:value-type="boolean" office:boolean-value="false" table:formula="of:=IF([.C37]=[.$K$1];[.D37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peedrun v2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38]=[.$I$1];[.D38])" table:style-name="ce1">
            <text:p>ONWAAR</text:p>
          </table:table-cell>
          <table:table-cell office:value-type="float" office:value="2" table:formula="of:=IF([.C38]=[.$J$1];[.D38])" table:style-name="ce1">
            <text:p>2</text:p>
          </table:table-cell>
          <table:table-cell office:value-type="boolean" office:boolean-value="false" table:formula="of:=IF([.C38]=[.$K$1];[.D38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wekelijkse sprint back logs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39]=[.$I$1];[.D39])" table:style-name="ce1">
            <text:p>ONWAAR</text:p>
          </table:table-cell>
          <table:table-cell office:value-type="float" office:value="1" table:formula="of:=IF([.C39]=[.$J$1];[.D39])" table:style-name="ce1">
            <text:p>1</text:p>
          </table:table-cell>
          <table:table-cell office:value-type="boolean" office:boolean-value="false" table:formula="of:=IF([.C39]=[.$K$1];[.D39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ehuizing 3D printen final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40]=[.$I$1];[.D40])" table:style-name="ce1">
            <text:p>ONWAAR</text:p>
          </table:table-cell>
          <table:table-cell office:value-type="boolean" office:boolean-value="false" table:formula="of:=IF([.C40]=[.$J$1];[.D40])" table:style-name="ce1">
            <text:p>ONWAAR</text:p>
          </table:table-cell>
          <table:table-cell office:value-type="float" office:value="2" table:formula="of:=IF([.C40]=[.$K$1];[.D40])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olor team v2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41]=[.$I$1];[.D41])" table:style-name="ce1">
            <text:p>ONWAAR</text:p>
          </table:table-cell>
          <table:table-cell office:value-type="float" office:value="2" table:formula="of:=IF([.C41]=[.$J$1];[.D41])" table:style-name="ce1">
            <text:p>2</text:p>
          </table:table-cell>
          <table:table-cell office:value-type="boolean" office:boolean-value="false" table:formula="of:=IF([.C41]=[.$K$1];[.D41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Trello boards afwerken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2]=[.$I$1];[.D42])" table:style-name="ce1">
            <text:p>ONWAAR</text:p>
          </table:table-cell>
          <table:table-cell office:value-type="float" office:value="1" table:formula="of:=IF([.C42]=[.$J$1];[.D42])" table:style-name="ce1">
            <text:p>1</text:p>
          </table:table-cell>
          <table:table-cell office:value-type="boolean" office:boolean-value="false" table:formula="of:=IF([.C42]=[.$K$1];[.D42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ebruikers handleiding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3]=[.$I$1];[.D43])" table:style-name="ce1">
            <text:p>ONWAAR</text:p>
          </table:table-cell>
          <table:table-cell office:value-type="boolean" office:boolean-value="false" table:formula="of:=IF([.C43]=[.$J$1];[.D43])" table:style-name="ce1">
            <text:p>ONWAAR</text:p>
          </table:table-cell>
          <table:table-cell office:value-type="float" office:value="1" table:formula="of:=IF([.C43]=[.$K$1];[.D43]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ackend python code cleanup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4]=[.$I$1];[.D44])" table:style-name="ce1">
            <text:p>ONWAAR</text:p>
          </table:table-cell>
          <table:table-cell office:value-type="boolean" office:boolean-value="false" table:formula="of:=IF([.C44]=[.$J$1];[.D44])" table:style-name="ce1">
            <text:p>ONWAAR</text:p>
          </table:table-cell>
          <table:table-cell office:value-type="float" office:value="1" table:formula="of:=IF([.C44]=[.$K$1];[.D44])" table:style-name="ce1">
            <text:p>1</text:p>
          </table:table-cell>
          <table:table-cell table:number-columns-repeated="2" table:style-name="ce1"/>
          <table:table-cell office:value-type="string" table:style-name="ce1">
            <text:p>week1</text:p>
          </table:table-cell>
          <table:table-cell office:value-type="string" table:style-name="ce1">
            <text:p>week2</text:p>
          </table:table-cell>
          <table:table-cell office:value-type="string" table:style-name="ce1">
            <text:p>week3</text:p>
          </table:table-cell>
          <table:table-cell office:value-type="string" table:style-name="ce1">
            <text:p>week4</text:p>
          </table:table-cell>
          <table:table-cell table:number-columns-repeated="1636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nstallatie handleiding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5]=[.$I$1];[.D45])" table:style-name="ce1">
            <text:p>ONWAAR</text:p>
          </table:table-cell>
          <table:table-cell office:value-type="boolean" office:boolean-value="false" table:formula="of:=IF([.C45]=[.$J$1];[.D45])" table:style-name="ce1">
            <text:p>ONWAAR</text:p>
          </table:table-cell>
          <table:table-cell office:value-type="float" office:value="1" table:formula="of:=IF([.C45]=[.$K$1];[.D45])" table:style-name="ce1">
            <text:p>1</text:p>
          </table:table-cell>
          <table:table-cell table:style-name="ce1"/>
          <table:table-cell office:value-type="string" table:style-name="ce1">
            <text:p>werkelijk</text:p>
          </table:table-cell>
          <table:table-cell office:value-type="float" office:value="110" table:formula="of:=[.D57]" table:style-name="ce1">
            <text:p>110</text:p>
          </table:table-cell>
          <table:table-cell office:value-type="float" office:value="74" table:formula="of:=[.N45]-[.I57]" table:style-name="ce1">
            <text:p>74</text:p>
          </table:table-cell>
          <table:table-cell office:value-type="float" office:value="25" table:formula="of:=[.O45]-[.J57]" table:style-name="ce1">
            <text:p>25</text:p>
          </table:table-cell>
          <table:table-cell office:value-type="float" office:value="0" table:formula="of:=[.P45]-[.K57]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ACKEND -- databank</text:p>
          </table:table-cell>
          <table:table-cell office:value-type="string" table:style-name="ce1">
            <text:p>week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boolean" office:boolean-value="false" table:formula="of:=IF([.C46]=[.$I$1];[.D46])" table:style-name="ce1">
            <text:p>ONWAAR</text:p>
          </table:table-cell>
          <table:table-cell office:value-type="boolean" office:boolean-value="false" table:formula="of:=IF([.C46]=[.$J$1];[.D46])" table:style-name="ce1">
            <text:p>ONWAAR</text:p>
          </table:table-cell>
          <table:table-cell office:value-type="float" office:value="3" table:formula="of:=IF([.C46]=[.$K$1];[.D46])" table:style-name="ce1">
            <text:p>3</text:p>
          </table:table-cell>
          <table:table-cell table:style-name="ce1"/>
          <table:table-cell office:value-type="string" table:style-name="ce1">
            <text:p>ideaal</text:p>
          </table:table-cell>
          <table:table-cell office:value-type="float" office:value="110" table:formula="of:=[.N45]" table:style-name="ce1">
            <text:p>110</text:p>
          </table:table-cell>
          <table:table-cell office:value-type="float" office:value="73.400000000000006" table:formula="of:=[.N46]-36.6" table:style-name="ce1">
            <text:p>73.4</text:p>
          </table:table-cell>
          <table:table-cell office:value-type="float" office:value="36.800000000000004" table:formula="of:=[.O46]-36.6" table:style-name="ce1">
            <text:p>36.8</text:p>
          </table:table-cell>
          <table:table-cell office:value-type="float" office:value="0" table:style-name="ce1">
            <text:p>0</text:p>
          </table:table-cell>
          <table:table-cell table:number-columns-repeated="1636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dd micro-interaction + clean up button animations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7]=[.$I$1];[.D47])" table:style-name="ce1">
            <text:p>ONWAAR</text:p>
          </table:table-cell>
          <table:table-cell office:value-type="float" office:value="1" table:formula="of:=IF([.C47]=[.$J$1];[.D47])" table:style-name="ce1">
            <text:p>1</text:p>
          </table:table-cell>
          <table:table-cell office:value-type="boolean" office:boolean-value="false" table:formula="of:=IF([.C47]=[.$K$1];[.D47])" table:style-name="ce1">
            <text:p>ONWAAR</text:p>
          </table:table-cell>
          <table:table-cell table:number-columns-repeated="16373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olor hunt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48]=[.$I$1];[.D48])" table:style-name="ce1">
            <text:p>ONWAAR</text:p>
          </table:table-cell>
          <table:table-cell office:value-type="float" office:value="1" table:formula="of:=IF([.C48]=[.$J$1];[.D48])" table:style-name="ce1">
            <text:p>1</text:p>
          </table:table-cell>
          <table:table-cell office:value-type="boolean" office:boolean-value="false" table:formula="of:=IF([.C48]=[.$K$1];[.D48])" table:style-name="ce1">
            <text:p>ONWAAR</text:p>
          </table:table-cell>
          <table:table-cell table:style-name="ce1"/>
          <table:table-cell table:style-name="ce1">
            <draw:frame draw:z-index="2" draw:id="id1" draw:style-name="a1" draw:name="Grafiek 6" svg:x="0.01112in" svg:y="0.00113in" svg:width="5in" svg:height="2.9604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lor hunt V2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49]=[.$I$1];[.D49])" table:style-name="ce1">
            <text:p>ONWAAR</text:p>
          </table:table-cell>
          <table:table-cell office:value-type="boolean" office:boolean-value="false" table:formula="of:=IF([.C49]=[.$J$1];[.D49])" table:style-name="ce1">
            <text:p>ONWAAR</text:p>
          </table:table-cell>
          <table:table-cell office:value-type="float" office:value="2" table:formula="of:=IF([.C49]=[.$K$1];[.D49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inlezen van het scoreboard na einde van spel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50]=[.$I$1];[.D50])" table:style-name="ce1">
            <text:p>ONWAAR</text:p>
          </table:table-cell>
          <table:table-cell office:value-type="boolean" office:boolean-value="false" table:formula="of:=IF([.C50]=[.$J$1];[.D50])" table:style-name="ce1">
            <text:p>ONWAAR</text:p>
          </table:table-cell>
          <table:table-cell office:value-type="float" office:value="2" table:formula="of:=IF([.C50]=[.$K$1];[.D50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Simons says versus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51]=[.$I$1];[.D51])" table:style-name="ce1">
            <text:p>ONWAAR</text:p>
          </table:table-cell>
          <table:table-cell office:value-type="boolean" office:boolean-value="false" table:formula="of:=IF([.C51]=[.$J$1];[.D51])" table:style-name="ce1">
            <text:p>ONWAAR</text:p>
          </table:table-cell>
          <table:table-cell office:value-type="float" office:value="2" table:formula="of:=IF([.C51]=[.$K$1];[.D51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HTML code per game mode</text:p>
          </table:table-cell>
          <table:table-cell office:value-type="string" table:style-name="ce1">
            <text:p>week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52]=[.$I$1];[.D52])" table:style-name="ce1">
            <text:p>ONWAAR</text:p>
          </table:table-cell>
          <table:table-cell office:value-type="float" office:value="2" table:formula="of:=IF([.C52]=[.$J$1];[.D52])" table:style-name="ce1">
            <text:p>2</text:p>
          </table:table-cell>
          <table:table-cell office:value-type="boolean" office:boolean-value="false" table:formula="of:=IF([.C52]=[.$K$1];[.D52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dd error handling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53]=[.$I$1];[.D53])" table:style-name="ce1">
            <text:p>ONWAAR</text:p>
          </table:table-cell>
          <table:table-cell office:value-type="float" office:value="1" table:formula="of:=IF([.C53]=[.$J$1];[.D53])" table:style-name="ce1">
            <text:p>1</text:p>
          </table:table-cell>
          <table:table-cell office:value-type="boolean" office:boolean-value="false" table:formula="of:=IF([.C53]=[.$K$1];[.D53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indpresentatie maken</text:p>
          </table:table-cell>
          <table:table-cell office:value-type="string" table:style-name="ce1">
            <text:p>week3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boolean" office:boolean-value="false" table:formula="of:=IF([.C54]=[.$I$1];[.D54])" table:style-name="ce1">
            <text:p>ONWAAR</text:p>
          </table:table-cell>
          <table:table-cell office:value-type="boolean" office:boolean-value="false" table:formula="of:=IF([.C54]=[.$J$1];[.D54])" table:style-name="ce1">
            <text:p>ONWAAR</text:p>
          </table:table-cell>
          <table:table-cell office:value-type="float" office:value="2" table:formula="of:=IF([.C54]=[.$K$1];[.D54])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rduino code cleanup</text:p>
          </table:table-cell>
          <table:table-cell office:value-type="string" table:style-name="ce1">
            <text:p>week2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55]=[.$I$1];[.D55])" table:style-name="ce1">
            <text:p>ONWAAR</text:p>
          </table:table-cell>
          <table:table-cell office:value-type="float" office:value="1" table:formula="of:=IF([.C55]=[.$J$1];[.D55])" table:style-name="ce1">
            <text:p>1</text:p>
          </table:table-cell>
          <table:table-cell office:value-type="boolean" office:boolean-value="false" table:formula="of:=IF([.C55]=[.$K$1];[.D55])" table:style-name="ce1">
            <text:p>ONWAAR</text:p>
          </table:table-cell>
          <table:table-cell table:number-columns-repeated="1637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P2P evaluatie 3 (10%)</text:p>
          </table:table-cell>
          <table:table-cell office:value-type="string" table:style-name="ce1">
            <text:p>week3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boolean" office:boolean-value="false" table:formula="of:=IF([.C56]=[.$I$1];[.D56])" table:style-name="ce1">
            <text:p>ONWAAR</text:p>
          </table:table-cell>
          <table:table-cell office:value-type="boolean" office:boolean-value="false" table:formula="of:=IF([.C56]=[.$J$1];[.D56])" table:style-name="ce1">
            <text:p>ONWAAR</text:p>
          </table:table-cell>
          <table:table-cell office:value-type="float" office:value="1" table:formula="of:=IF([.C56]=[.$K$1];[.D56]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55" table:formula="of:=COUNT([.A2:.A56])" table:style-name="ce1">
            <text:p>55</text:p>
          </table:table-cell>
          <table:table-cell table:style-name="ce1"/>
          <table:table-cell office:value-type="float" office:value="110" table:formula="of:=SUM([.D2:.D56])" table:style-name="ce1">
            <text:p>110</text:p>
          </table:table-cell>
          <table:table-cell table:number-columns-repeated="3" table:style-name="ce1"/>
          <table:table-cell office:value-type="string" table:style-name="ce1">
            <text:p>totaal</text:p>
          </table:table-cell>
          <table:table-cell office:value-type="float" office:value="36" table:formula="of:=SUM([.I2:.I55])" table:style-name="ce1">
            <text:p>36</text:p>
          </table:table-cell>
          <table:table-cell office:value-type="float" office:value="49" table:formula="of:=SUM([.J2:.J56])" table:style-name="ce1">
            <text:p>49</text:p>
          </table:table-cell>
          <table:table-cell office:value-type="float" office:value="25" table:formula="of:=SUM([.K2:.K56];)" table:style-name="ce1">
            <text:p>25</text:p>
          </table:table-cell>
          <table:table-cell table:number-columns-repeated="16373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arijn</meta:initial-creator>
    <dc:creator>marijn</dc:creator>
    <meta:creation-date>2021-01-21T14:03:09Z</meta:creation-date>
    <dc:date>2021-01-21T15:09:2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7647244094488pt" svg:width="360.0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Blad1.$N$19:.$Q$19"/>
          </chart:axis>
          <chart:axis chart:dimension="y" chart:name="primary-y" chart:style-name="Axs1">
            <chart:grid chart:class="major" chart:style-name="GMa1"/>
          </chart:axis>
          <chart:series chart:label-cell-address="Blad1.$M$20" chart:values-cell-range-address="Blad1.$N$20:.$Q$20" chart:class="chart:line" chart:attached-axis="primary-y" chart:style-name="G0S0">
            <chart:data-point chart:repeated="4"/>
          </chart:series>
          <chart:series chart:label-cell-address="Blad1.$M$21" chart:values-cell-range-address="Blad1.$N$21:.$Q$21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1493700787402pt" svg:width="360.0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Blad1.$N$44:.$Q$44"/>
          </chart:axis>
          <chart:axis chart:dimension="y" chart:name="primary-y" chart:style-name="Axs1">
            <chart:grid chart:class="major" chart:style-name="GMa1"/>
          </chart:axis>
          <chart:series chart:label-cell-address="Blad1.$M$45" chart:values-cell-range-address="Blad1.$N$45:.$Q$45" chart:class="chart:line" chart:attached-axis="primary-y" chart:style-name="G0S0">
            <chart:data-point chart:repeated="4"/>
          </chart:series>
          <chart:series chart:label-cell-address="Blad1.$M$46" chart:values-cell-range-address="Blad1.$N$46:.$Q$46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